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cc758" officeooo:paragraph-rsid="001cc758" style:font-size-asian="32pt" style:font-size-complex="32pt"/>
    </style:style>
    <style:style style:name="P2" style:family="paragraph" style:parent-style-name="Standard">
      <style:text-properties fo:font-size="32pt" officeooo:rsid="001de053" officeooo:paragraph-rsid="001de053" style:font-size-asian="32pt" style:font-size-complex="32pt"/>
    </style:style>
    <style:style style:name="P3" style:family="paragraph" style:parent-style-name="Standard">
      <style:text-properties fo:font-size="32pt" officeooo:rsid="001cc758" officeooo:paragraph-rsid="001cc758" style:font-size-asian="28pt" style:font-size-complex="32pt"/>
    </style:style>
    <style:style style:name="P4" style:family="paragraph" style:parent-style-name="Standard">
      <style:text-properties fo:font-size="16pt" officeooo:rsid="001cc758" officeooo:paragraph-rsid="001cc758" style:font-size-asian="14pt" style:font-size-complex="16pt"/>
    </style:style>
    <style:style style:name="P5" style:family="paragraph" style:parent-style-name="Standard">
      <style:text-properties fo:font-size="14pt" officeooo:rsid="001cc758" officeooo:paragraph-rsid="001cc758" style:font-size-asian="12.25pt" style:font-size-complex="14pt"/>
    </style:style>
    <style:style style:name="P6" style:family="paragraph" style:parent-style-name="Standard">
      <style:text-properties fo:font-size="14pt" officeooo:rsid="001d416a" officeooo:paragraph-rsid="001d416a" style:font-size-asian="12.25pt" style:font-size-complex="14pt"/>
    </style:style>
    <style:style style:name="P7" style:family="paragraph" style:parent-style-name="Standard">
      <style:text-properties fo:font-size="14pt" officeooo:rsid="001de053" officeooo:paragraph-rsid="001de053" style:font-size-asian="12.25pt" style:font-size-complex="14pt"/>
    </style:style>
    <style:style style:name="P8" style:family="paragraph" style:parent-style-name="Standard">
      <style:text-properties fo:font-size="14pt" officeooo:rsid="001ff130" officeooo:paragraph-rsid="001ff130" style:font-size-asian="12.25pt" style:font-size-complex="14pt"/>
    </style:style>
    <style:style style:name="T1" style:family="text">
      <style:text-properties officeooo:rsid="001ff1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WHILE loop statement</text:p>
      <text:p text:style-name="P4"/>
      <text:p text:style-name="P4"/>
      <text:p text:style-name="P5">#include&lt;stdio.h&gt;</text:p>
      <text:p text:style-name="P5">int main()</text:p>
      <text:p text:style-name="P5">{</text:p>
      <text:p text:style-name="P5"><text:s text:c="2"/>int count=1;</text:p>
      <text:p text:style-name="P5"><text:s text:c="2"/>while(count&lt;=9)</text:p>
      <text:p text:style-name="P5"><text:s text:c="2"/>{</text:p>
      <text:p text:style-name="P5"><text:s text:c="4"/>printf("%d",count);</text:p>
      <text:p text:style-name="P5"><text:s text:c="4"/>count++;</text:p>
      <text:p text:style-name="P5"><text:s text:c="2"/>}</text:p>
      <text:p text:style-name="P5"><text:s text:c="2"/>return 0;</text:p>
      <text:p text:style-name="P5">}</text:p>
      <text:p text:style-name="P5"/>
      <text:p text:style-name="P5"/>
      <text:p text:style-name="P5">OUTPUT:</text:p>
      <text:p text:style-name="P6">12345678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Use Do-While loop statement</text:p>
      <text:p text:style-name="P1"/>
      <text:p text:style-name="P1"/>
      <text:p text:style-name="P5">#include&lt;stdio.h&gt;</text:p>
      <text:p text:style-name="P5">void main()</text:p>
      <text:p text:style-name="P5">{</text:p>
      <text:p text:style-name="P5"><text:s text:c="2"/>int n,i;</text:p>
      <text:p text:style-name="P5"><text:s text:c="2"/>printf("Enter n value");</text:p>
      <text:p text:style-name="P5"><text:s text:c="2"/>scanf("%d",&amp;n);</text:p>
      <text:p text:style-name="P5"><text:s text:c="2"/>i=1;</text:p>
      <text:p text:style-name="P5"><text:s text:c="2"/>do</text:p>
      <text:p text:style-name="P5"><text:s text:c="2"/>{</text:p>
      <text:p text:style-name="P5"><text:s text:c="4"/>printf("%d",i);</text:p>
      <text:p text:style-name="P5"><text:s text:c="4"/>i++;</text:p>
      <text:p text:style-name="P5"><text:s text:c="2"/>}</text:p>
      <text:p text:style-name="P5"><text:s text:c="2"/>while(i&lt;=n);</text:p>
      <text:p text:style-name="P5">}</text:p>
      <text:p text:style-name="P5"/>
      <text:p text:style-name="P5">OUTPUT:</text:p>
      <text:p text:style-name="P5"/>
      <text:p text:style-name="P5"/>
      <text:p text:style-name="P6">Enter n value9</text:p>
      <text:p text:style-name="P6">12345678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3">Use for loop statement</text:p>
      <text:p text:style-name="P5"/>
      <text:p text:style-name="P5"/>
      <text:p text:style-name="P5">#include&lt;stdio.h&gt;</text:p>
      <text:p text:style-name="P5">int main()</text:p>
      <text:p text:style-name="P5">{</text:p>
      <text:p text:style-name="P5"><text:s text:c="2"/>int i;</text:p>
      <text:p text:style-name="P5"><text:s text:c="2"/>for(i=1;i&lt;=9;i++)</text:p>
      <text:p text:style-name="P5"><text:s text:c="2"/>{</text:p>
      <text:p text:style-name="P5"><text:s text:c="4"/>printf("%d",i);</text:p>
      <text:p text:style-name="P5"><text:s text:c="2"/>}</text:p>
      <text:p text:style-name="P5"><text:s text:c="2"/>return 0;</text:p>
      <text:p text:style-name="P5">}</text:p>
      <text:p text:style-name="P5"/>
      <text:p text:style-name="P5"/>
      <text:p text:style-name="P5">OUTPUT:</text:p>
      <text:p text:style-name="P5"/>
      <text:p text:style-name="P6">123456789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<text:soft-page-break/>Fibonacci series using for loop</text:p>
      <text:p text:style-name="P5"/>
      <text:p text:style-name="P5"/>
      <text:p text:style-name="P5">#include&lt;stdio.h&gt;</text:p>
      <text:p text:style-name="P5">int main()</text:p>
      <text:p text:style-name="P5">{</text:p>
      <text:p text:style-name="P5"><text:s text:c="2"/>int i=0,j=1,k=0,fib=0,n;</text:p>
      <text:p text:style-name="P5"><text:s text:c="2"/>printf("enter n value");</text:p>
      <text:p text:style-name="P5"><text:s text:c="2"/>scanf("%d",&amp;n);</text:p>
      <text:p text:style-name="P5"><text:s text:c="2"/>for(i=0;i&lt;=n;i++)</text:p>
      <text:p text:style-name="P5"><text:s text:c="2"/>{</text:p>
      <text:p text:style-name="P5"><text:s text:c="4"/>printf("\n%d",fib);</text:p>
      <text:p text:style-name="P5"><text:s text:c="4"/>fib=k+j;</text:p>
      <text:p text:style-name="P5"><text:s text:c="4"/>j=k;</text:p>
      <text:p text:style-name="P5"><text:s text:c="4"/>k=fib;</text:p>
      <text:p text:style-name="P5"><text:s text:c="2"/>}</text:p>
      <text:p text:style-name="P5"><text:s text:c="2"/>return 0;</text:p>
      <text:p text:style-name="P5">}</text:p>
      <text:p text:style-name="P5"/>
      <text:p text:style-name="P7">OUTPUT:</text:p>
      <text:p text:style-name="P7">Enter n value<text:span text:style-name="T1">6</text:span></text:p>
      <text:p text:style-name="P7">0</text:p>
      <text:p text:style-name="P7">1</text:p>
      <text:p text:style-name="P7">1</text:p>
      <text:p text:style-name="P8">2</text:p>
      <text:p text:style-name="P8">3</text:p>
      <text:p text:style-name="P8">5</text:p>
      <text:p text:style-name="P8">8</text:p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51:30.588819560</meta:creation-date>
    <dc:date>2024-09-30T12:58:37.877705966</dc:date>
    <meta:editing-duration>PT5M46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4" meta:paragraph-count="70" meta:word-count="102" meta:character-count="725" meta:non-whitespace-character-count="607"/>
  </office:meta>
</office:document-meta>
</file>